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d1be4a7"/>
    </style:style>
    <style:style style:name="P43" style:family="paragraph" style:parent-style-name="Standard">
      <style:text-properties officeooo:rsid="0dde9a1c" officeooo:paragraph-rsid="0dde9a1c"/>
    </style:style>
    <style:style style:name="P44" style:family="paragraph" style:parent-style-name="Standard">
      <style:text-properties officeooo:rsid="0dde9a1c" officeooo:paragraph-rsid="0f28fb61"/>
    </style:style>
    <style:style style:name="P45" style:family="paragraph" style:parent-style-name="Standard">
      <style:text-properties officeooo:rsid="0dde9a1c" officeooo:paragraph-rsid="0ddfbc4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7" style:family="paragraph" style:parent-style-name="Footnote">
      <style:text-properties officeooo:rsid="043ccc66" officeooo:paragraph-rsid="0dca2508"/>
    </style:style>
    <style:style style:name="P48" style:family="paragraph" style:parent-style-name="Footnote">
      <style:text-properties officeooo:rsid="043ccc66" officeooo:paragraph-rsid="0e5afad8"/>
    </style:style>
    <style:style style:name="P49" style:family="paragraph" style:parent-style-name="Footnote">
      <style:text-properties officeooo:paragraph-rsid="0e81bf91"/>
    </style:style>
    <style:style style:name="P50" style:family="paragraph" style:parent-style-name="Footnote">
      <style:text-properties officeooo:paragraph-rsid="0ead3525"/>
    </style:style>
    <style:style style:name="P51" style:family="paragraph" style:parent-style-name="Standard">
      <style:paragraph-properties fo:text-align="center" style:justify-single-word="false"/>
      <style:text-properties officeooo:paragraph-rsid="0cc50ec9"/>
    </style:style>
    <style:style style:name="P52" style:family="paragraph" style:parent-style-name="Standard">
      <style:paragraph-properties fo:text-align="center" style:justify-single-word="false"/>
      <style:text-properties officeooo:paragraph-rsid="0f5f1cf7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officeooo:paragraph-rsid="0dce9327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ea9445c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3" style:family="paragraph" style:parent-style-name="Standard">
      <style:text-properties officeooo:paragraph-rsid="0f9a7319"/>
    </style:style>
    <style:style style:name="P64" style:family="paragraph" style:parent-style-name="Footnote">
      <style:text-properties officeooo:paragraph-rsid="0fa0a8ea"/>
    </style:style>
    <style:style style:name="P65" style:family="paragraph" style:parent-style-name="Standard">
      <style:text-properties officeooo:paragraph-rsid="0fab02b9"/>
    </style:style>
    <style:style style:name="P66" style:family="paragraph" style:parent-style-name="Standard">
      <style:text-properties officeooo:paragraph-rsid="0fadcf96"/>
    </style:style>
    <style:style style:name="P67" style:family="paragraph" style:parent-style-name="Standard">
      <style:text-properties officeooo:paragraph-rsid="105ee122"/>
    </style:style>
    <style:style style:name="P68" style:family="paragraph" style:parent-style-name="Standard">
      <style:text-properties officeooo:paragraph-rsid="107a7646"/>
    </style:style>
    <style:style style:name="P69" style:family="paragraph" style:parent-style-name="Footnote">
      <style:text-properties officeooo:paragraph-rsid="0fda5dac"/>
    </style:style>
    <style:style style:name="P70" style:family="paragraph" style:parent-style-name="Footnote">
      <style:text-properties officeooo:paragraph-rsid="0fddbd8c"/>
    </style:style>
    <style:style style:name="P71" style:family="paragraph" style:parent-style-name="Standard">
      <style:text-properties officeooo:paragraph-rsid="0fe28eb1"/>
    </style:style>
    <style:style style:name="P72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3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4" style:family="paragraph" style:parent-style-name="Standard">
      <style:text-properties officeooo:paragraph-rsid="0fecc8b6"/>
    </style:style>
    <style:style style:name="P75" style:family="paragraph" style:parent-style-name="Footnote">
      <style:text-properties officeooo:paragraph-rsid="0fee701a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break-before="page"/>
      <style:text-properties officeooo:paragraph-rsid="0b0ddd8e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officeooo:rsid="04473353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6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7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9" style:family="text">
      <style:text-properties fo:color="#000000" loext:opacity="100%" style:font-name="Liberation Sans" fo:font-size="12pt" style:font-size-asian="12pt" style:font-size-complex="12pt"/>
    </style:style>
    <style:style style:name="T17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1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3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4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0pt" fo:language="nl" fo:country="N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1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1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officeooo:rsid="047da547"/>
    </style:style>
    <style:style style:name="T22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4" style:family="text">
      <style:text-properties style:use-window-font-color="true" loext:opacity="0%" style:font-name="Liberation Sans" fo:font-size="12pt" style:font-size-asian="12pt" style:font-size-complex="12pt"/>
    </style:style>
    <style:style style:name="T255" style:family="text">
      <style:text-properties style:use-window-font-color="true" loext:opacity="0%" style:font-name="Liberation Sans" officeooo:rsid="0efd8e5c"/>
    </style:style>
    <style:style style:name="T256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7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8" style:family="text">
      <style:text-properties officeooo:rsid="04473353"/>
    </style:style>
    <style:style style:name="T25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1" style:family="text">
      <style:text-properties officeooo:rsid="0aace3cd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4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5" style:family="text">
      <style:text-properties officeooo:rsid="0f0ca65a"/>
    </style:style>
    <style:style style:name="T276" style:family="text">
      <style:text-properties officeooo:rsid="0f95a7a0"/>
    </style:style>
    <style:style style:name="T277" style:family="text">
      <style:text-properties officeooo:rsid="0f8f58bd"/>
    </style:style>
    <style:style style:name="T278" style:family="text">
      <style:text-properties style:text-underline-style="none"/>
    </style:style>
    <style:style style:name="T279" style:family="text">
      <style:text-properties officeooo:rsid="0fe30796"/>
    </style:style>
    <style:style style:name="T280" style:family="text">
      <style:text-properties style:text-underline-style="solid" style:text-underline-width="auto" style:text-underline-color="font-color"/>
    </style:style>
    <style:style style:name="T281" style:family="text">
      <style:text-properties style:text-underline-style="solid" style:text-underline-width="auto" style:text-underline-color="font-color" officeooo:rsid="0feb9a57"/>
    </style:style>
    <style:style style:name="T282" style:family="text">
      <style:text-properties officeooo:rsid="0ffa97b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6"><text:span text:style-name="Strong_20_Emphasis"><text:span text:style-name="T139">C</text:span></text:span><text:span text:style-name="Strong_20_Emphasis"><text:span text:style-name="T138">hecklist voor </text:span></text:span><text:span text:style-name="Strong_20_Emphasis"><text:span text:style-name="T140">de installatie</text:span></text:span><text:span text:style-name="Strong_20_Emphasis"><text:span text:style-name="T138"> van </text:span></text:span><text:span text:style-name="Strong_20_Emphasis"><text:span text:style-name="T138"><text:user-field-get text:name="Distro">Ubuntu</text:user-field-get></text:span></text:span><text:span text:style-name="Strong_20_Emphasis"><text:span text:style-name="T138"><text:s/></text:span></text:span><text:span text:style-name="Strong_20_Emphasis"><text:span text:style-name="T145"><text:user-field-get text:name="Version">22.04</text:user-field-get></text:span></text:span><text:span text:style-name="Strong_20_Emphasis"><text:span text:style-name="T145"><text:s/></text:span></text:span><text:span text:style-name="Strong_20_Emphasis"><text:span text:style-name="T146">LTS</text:span></text:span><text:span text:style-name="Strong_20_Emphasis"><text:span text:style-name="T142"><text:note text:id="ftn1" text:note-class="footnote"><text:note-citation>1</text:note-citation><text:note-body><text:p text:style-name="P75"><text:span text:style-name="T263">LTS staat voor Long-Term Support, </text:span><text:span text:style-name="T264">langetermijnondersteuning, </text:span><text:span text:style-name="T263">en deze </text:span><text:span text:style-name="T265"><text:s/></text:span><text:span text:style-name="Strong_20_Emphasis"><text:span text:style-name="T268"><text:user-field-get text:name="Distro">Ubuntu</text:user-field-get></text:span></text:span><text:span text:style-name="T265"><text:s/></text:span><text:span text:style-name="T269"><text:user-field-get text:name="Version">22.04</text:user-field-get></text:span><text:span text:style-name="T269"><text:s/></text:span><text:span text:style-name="T270">LTS</text:span><text:span text:style-name="T269"> </text:span><text:span text:style-name="Strong_20_Emphasis"><text:span text:style-name="T271"><text:user-field-get text:name="Edition">Server</text:user-field-get></text:span></text:span><text:span text:style-name="T263"><text:s/>(codenaam jammy) van april</text:span><text:span text:style-name="T266"> </text:span><text:span text:style-name="Strong_20_Emphasis"><text:span text:style-name="T272"><text:user-field-get style:data-style-name="N0" text:name="Releaseyear">2022</text:user-field-get></text:span></text:span><text:span text:style-name="T267"><text:s/></text:span><text:span text:style-name="T263">wordt gedurende 5 jaar ondersteund tot april 2027, en met een Ubuntu pro-abonnement (gratis voor persoonlijk gebruik) gedurende 12 jaar tot april 2034.</text:span></text:p></text:note-body></text:note></text:span></text:span><text:span text:style-name="Strong_20_Emphasis"><text:span text:style-name="T143"> </text:span></text:span><text:span text:style-name="Strong_20_Emphasis"><text:span text:style-name="T144"><text:user-field-get text:name="Edition">Server</text:user-field-get></text:span></text:span><text:span text:style-name="Strong_20_Emphasis"><text:span text:style-name="T141">.</text:span></text:span></text:p>
      <text:p text:style-name="P12"/>
      <text:p text:style-name="P9"><text:span text:style-name="T18">Vul </text:span><text:span text:style-name="T17">achter</text:span><text:span text:style-name="T14"> de </text:span><text:span text:style-name="Definition"><text:span text:style-name="T275">ONDERSTREEPTE</text:span></text:span><text:span text:style-name="T1"> </text:span><text:span text:style-name="T15">woorden</text:span><text:span text:style-name="T14"> het</text:span><text:span text:style-name="Strong_20_Emphasis"><text:span text:style-name="T199"> </text:span></text:span><text:span text:style-name="Strong_20_Emphasis"><text:span text:style-name="T200">tekstvak</text:span></text:span><text:span text:style-name="T15"> </text:span><text:span text:style-name="T18">in,</text:span><text:span text:style-name="T15"> </text:span><text:span text:style-name="T219">zie </text:span><text:span text:style-name="T255">[</text:span><text:span text:style-name="T219">toelichting</text:span><text:span text:style-name="T255">]</text:span><text:span text:style-name="T15">:</text:span></text:p>
      <text:p text:style-name="P2"><text:span text:style-name="Definition"><text:span text:style-name="T22">GEBRUIKER</text:span></text:span><text:span text:style-name="T227"><text:tab/><text:tab/></text:span><text:span text:style-name="T254"> <text:tab/><text:tab/></text:span><text:span text:style-name="T228"><draw:control text:anchor-type="as-char" svg:y="-0.4cm" draw:z-index="15" draw:name="Gebruiker 1" draw:style-name="gr2" draw:text-style-name="P82" svg:width="6.4cm" svg:height="0.6cm" draw:control="control16"><svg:title>Gebruiker</svg:title><svg:desc>Volledige naam, bijv. Jan Stek</svg:desc></draw:control></text:span><text:span text:style-name="T228"><text:tab/> <text:s text:c="2"/></text:span><text:span text:style-name="T229">[</text:span><text:span text:style-name="T230">V</text:span><text:span text:style-name="T222">olledige naam, bijv. </text:span><text:span text:style-name="T223">J</text:span><text:span text:style-name="T252">a</text:span><text:span text:style-name="T223">n </text:span><text:span text:style-name="T252">Jansen</text:span><text:span text:style-name="T253">]</text:span></text:p>
      <text:p text:style-name="P71"><text:span text:style-name="Definition"><text:span text:style-name="T221">g</text:span></text:span><text:span text:style-name="Definition">ebruikersnaam</text:span><text:span text:style-name="Definition"><text:span text:style-name="T278"><text:tab/></text:span></text:span><text:span text:style-name="T220"><draw:control text:anchor-type="as-char" svg:y="-0.4cm" draw:z-index="16" draw:name="Gberuikersnaam 2" draw:style-name="gr2" draw:text-style-name="P82" svg:width="6.4cm" svg:height="0.6cm" draw:control="control17"><svg:title>Gebruikersnaam</svg:title><svg:desc>Korte naam, bijv. jan</svg:desc></draw:control></text:span><text:span text:style-name="T220"><text:tab/> <text:s text:c="2"/></text:span><text:span text:style-name="T7">[</text:span><text:span text:style-name="T8">K</text:span><text:span text:style-name="T6">orte naam, bijv. </text:span><text:span text:style-name="T152">j</text:span><text:span text:style-name="T153">a</text:span><text:span text:style-name="T152">n</text:span><text:span text:style-name="T154">]</text:span></text:p>
      <text:p text:style-name="P2"><text:span text:style-name="Definition"><text:span text:style-name="T279">server</text:span></text:span><text:span text:style-name="Definition">NAAM</text:span><text:span text:style-name="T231"><text:tab/><text:tab/><text:tab/></text:span><draw:control text:anchor-type="as-char" svg:y="-0.4cm" draw:z-index="17" draw:name="Computernaam 1" draw:style-name="gr2" draw:text-style-name="P82" svg:width="6.4cm" svg:height="0.6cm" draw:control="control18"><svg:title>Computernaam</svg:title><svg:desc>Unieke naam van de computer</svg:desc></draw:control><text:tab/> <text:s text:c="2"/><text:span text:style-name="T236">[</text:span><text:span text:style-name="T237">N</text:span><text:span text:style-name="T232">aam van de </text:span><text:span text:style-name="T239">server</text:span><text:span text:style-name="T233">, </text:span><text:span text:style-name="T234">bijv. </text:span><text:span text:style-name="T238">sv</text:span><text:span text:style-name="T235">02</text:span><text:span text:style-name="T236">]</text:span></text:p>
      <text:p text:style-name="P2"><text:span text:style-name="Definition"><text:span text:style-name="T241">GEBRUIKER</text:span></text:span><text:span text:style-name="Definition"><text:span text:style-name="T246"><text:tab/></text:span></text:span><text:span text:style-name="T240"><text:tab/></text:span><text:span text:style-name="T254"> <text:tab/><text:tab/></text:span><text:span text:style-name="T228"><draw:control text:anchor-type="as-char" svg:y="-0.4cm" draw:z-index="18" draw:name="Gebruiker 2" draw:style-name="gr2" draw:text-style-name="P82" svg:width="6.4cm" svg:height="0.6cm" draw:control="control19"><svg:title>Gebruiker</svg:title><svg:desc>Volledige naam, bijv. Jan Stek</svg:desc></draw:control></text:span><text:span text:style-name="T228"><text:tab/> <text:s text:c="2"/></text:span><text:span text:style-name="T229">[</text:span><text:span text:style-name="T230">V</text:span><text:span text:style-name="T222">olledige naam </text:span><text:span text:style-name="T226">evt. 2</text:span><text:span text:style-name="T256">e</text:span><text:span text:style-name="T224"> gebruiker</text:span><text:span text:style-name="T225">]</text:span></text:p>
      <text:p text:style-name="P71"><text:span text:style-name="Definition"><text:span text:style-name="T241">GEBRUIKERSN</text:span></text:span><text:span text:style-name="Definition"><text:span text:style-name="T242">aa</text:span></text:span><text:span text:style-name="Definition"><text:span text:style-name="T241">M</text:span></text:span><text:span text:style-name="Definition"><text:span text:style-name="T246"><text:tab/></text:span></text:span><text:span text:style-name="T220"><draw:control text:anchor-type="as-char" svg:y="-0.4cm" draw:z-index="19" draw:name="Gberuikersnaam 1" draw:style-name="gr2" draw:text-style-name="P82" svg:width="6.4cm" svg:height="0.6cm" draw:control="control20"><svg:title>Gebruikersnaam</svg:title><svg:desc>Korte naam, bijv. jan</svg:desc></draw:control></text:span><text:span text:style-name="T220"><text:tab/> <text:s text:c="2"/></text:span><text:span text:style-name="T244">[</text:span><text:span text:style-name="T245">K</text:span><text:span text:style-name="T243">orte naam</text:span><text:span text:style-name="T247"> </text:span><text:span text:style-name="T248">e</text:span><text:span text:style-name="T249">vt. 2</text:span><text:span text:style-name="T257">e</text:span><text:span text:style-name="T249"> </text:span><text:span text:style-name="T250">gebruiker</text:span><text:span text:style-name="T251">]</text:span></text:p>
      <text:p text:style-name="P2"><text:span text:style-name="T155">Vervang </text:span><text:span text:style-name="T159">de</text:span><text:span text:style-name="T155"> </text:span><text:span text:style-name="Definition"><text:span text:style-name="T23">ONDERSTREEPTE</text:span></text:span><text:span text:style-name="T155"> </text:span><text:span text:style-name="T156">woorden </text:span><text:span text:style-name="T155">in deze checklist door </text:span><text:span text:style-name="T159">d</text:span><text:span text:style-name="T160">i</text:span><text:span text:style-name="T159">e </text:span><text:span text:style-name="T158">in </text:span><text:span text:style-name="T160">het</text:span><text:span text:style-name="Strong_20_Emphasis"><text:span text:style-name="T46"> </text:span></text:span><text:span text:style-name="Strong_20_Emphasis"><text:span text:style-name="T58">tekstvak</text:span></text:span><text:span text:style-name="T155">.</text:span></text:p>
      <text:p text:style-name="P35"/>
      <text:p text:style-name="P35"/>
      <text:p text:style-name="P1"><text:span text:style-name="T165">Nieuwe installatie?</text:span><text:span text:style-name="T157"><text:tab/></text:span><text:span text:style-name="T162"></text:span><text:span text:style-name="T164"><text:tab/></text:span><text:span text:style-name="T163">B</text:span><text:span text:style-name="T157">egin bij hoofdstuk </text:span><text:span text:style-name="T165"><text:bookmark-ref text:reference-format="page" text:ref-name="__RefNumPara__4009_1271708128">2</text:bookmark-ref></text:span><text:span text:style-name="T157"><text:s text:c="2"/></text:span><text:span text:style-name="T166"><text:bookmark-ref text:reference-format="text" text:ref-name="__RefNumPara__4009_1271708128">Installatie uitvoeren</text:bookmark-ref></text:span><text:span text:style-name="T161">.</text:span></text:p>
      <text:p text:style-name="P20"/>
      <text:p text:style-name="P20"/>
      <text:list xml:id="list1822367704" text:style-name="L1">
        <text:list-item>
          <text:p text:style-name="P79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65"><draw:control text:anchor-type="as-char" draw:z-index="7" draw:name="Vorm3_0" draw:style-name="gr1" draw:text-style-name="P81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65"><draw:control text:anchor-type="as-char" draw:z-index="11" draw:name="Vorm3_ 2" draw:style-name="gr1" draw:text-style-name="P81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38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7"><text:span text:style-name="User_20_Entry"><text:span text:style-name="T84">E</text:span></text:span><text:span text:style-name="User_20_Entry"><text:span text:style-name="T103">v</text:span></text:span><text:span text:style-name="User_20_Entry"><text:span text:style-name="T104">en</text:span></text:span><text:span text:style-name="User_20_Entry"><text:span text:style-name="T106">t</text:span></text:span><text:span text:style-name="User_20_Entry"><text:span text:style-name="T107">uele </text:span></text:span><text:span text:style-name="User_20_Entry"><text:span text:style-name="T108">extra </text:span></text:span><text:span text:style-name="Definition"><text:span text:style-name="T273">gebruiker</text:span></text:span><text:span text:style-name="User_20_Entry"><text:span text:style-name="T98">s</text:span></text:span><text:span text:style-name="User_20_Entry"><text:span text:style-name="T108"> aanmelden </text:span></text:span><text:span text:style-name="User_20_Entry"><text:span text:style-name="T109">en dezelfde stappen uitvoeren</text:span></text:span><text:span text:style-name="User_20_Entry"><text:span text:style-name="T105">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0" draw:name="Vorm4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7"/></text:span></text:p>
          </table:table-cell>
          <table:table-cell table:style-name="_31_._5f_Installatie_5f_voorbereiden.D3" office:value-type="string">
            <text:p text:style-name="P74"><text:span text:style-name="Strong_20_Emphasis"><text:span text:style-name="T40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124">wget karelzimmer.nl/</text:span></text:span><text:span text:style-name="User_20_Entry"><text:span text:style-name="T125">kz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8"><text:span text:style-name="User_20_Entry"><text:span text:style-name="T126">bash kz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3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1" draw:name="Vorm6" draw:style-name="gr1" draw:text-style-name="P8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12" draw:name="Vorm 7" draw:style-name="gr1" draw:text-style-name="P81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Strong_20_Emphasis"><text:span text:style-name="T45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9" office:value-type="string">
            <text:p text:style-name="P63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0"/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61">Selecteer</text:span></text:span><text:span text:style-name="Strong_20_Emphasis"><text:span text:style-name="T44"> </text:span></text:span><text:span text:style-name="Strong_20_Emphasis"><text:span text:style-name="T74">1 <text:s/>Installatie voorbereide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1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5"/>
      <text:list xml:id="list90508409387171" text:continue-numbering="true" text:style-name="L1">
        <text:list-item>
          <text:p text:style-name="P78"><text:bookmark-start text:name="__RefNumPara__4009_1271708128"/><text:span text:style-name="Strong_20_Emphasis"><text:span text:style-name="T167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67"><draw:control text:anchor-type="as-char" draw:z-index="2" draw:name="Vorm9" draw:style-name="gr1" draw:text-style-name="P8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69">Start de computer op vanaf</text:span><text:span text:style-name="T169"><text:note text:id="ftn4" text:note-class="footnote"><text:note-citation>1</text:note-citation><text:note-body><text:p text:style-name="P70"><text:span text:style-name="T113">B</text:span><text:span text:style-name="T114">ootmenu/</text:span><text:span text:style-name="T113">S</text:span><text:span text:style-name="T114">etup</text:span><text:span text:style-name="T112"> via </text:span><text:span text:style-name="T110">é</text:span><text:span text:style-name="T111">é</text:span><text:span text:style-name="T113">n van de </text:span><text:span text:style-name="Definition"><text:span text:style-name="T115">Veelgebruikte toetsen:</text:span></text:span><text:span text:style-name="Definition"><text:span text:style-name="T116"> </text:span></text:span><text:span text:style-name="User_20_Entry"><text:span text:style-name="T127">Esc</text:span></text:span><text:span text:style-name="User_20_Entry"><text:span text:style-name="T119">,</text:span></text:span><text:span text:style-name="Definition"><text:span text:style-name="T116"> </text:span></text:span><text:span text:style-name="User_20_Entry"><text:span text:style-name="T127">Delete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7">F1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7">F2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7">F9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7">F10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7">F11</text:span></text:span><text:span text:style-name="User_20_Entry"><text:span text:style-name="T120">,</text:span></text:span><text:span text:style-name="Definition"><text:span text:style-name="T116"> </text:span></text:span><text:span text:style-name="Definition"><text:span text:style-name="T117">o</text:span></text:span><text:span text:style-name="Definition"><text:span text:style-name="T118">f</text:span></text:span><text:span text:style-name="Definition"><text:span text:style-name="T116"> </text:span></text:span><text:span text:style-name="User_20_Entry"><text:span text:style-name="T127">F12</text:span></text:span><text:span text:style-name="User_20_Entry"><text:span text:style-name="T120">.</text:span></text:span></text:p></text:note-body></text:note></text:span><text:span text:style-name="T169"> </text:span><text:span text:style-name="T172">een </text:span><text:span text:style-name="Strong_20_Emphasis"><text:span text:style-name="T149"><text:user-field-get text:name="Distro">Ubuntu</text:user-field-get></text:span></text:span><text:span text:style-name="T168"><text:s/></text:span><text:span text:style-name="T150"><text:user-field-get text:name="Version">22.04</text:user-field-get></text:span><text:span text:style-name="T150"><text:s/></text:span><text:span text:style-name="T151">LTS</text:span><text:span text:style-name="T79"> </text:span><text:span text:style-name="Strong_20_Emphasis"><text:span text:style-name="T78"><text:user-field-get text:name="Edition">Server</text:user-field-get></text:span></text:span><text:span text:style-name="Strong_20_Emphasis"><text:span text:style-name="T78"><text:s/></text:span></text:span><text:span text:style-name="T79">Live</text:span><text:span text:style-name="T79"><text:note text:id="ftn5" text:note-class="footnote"><text:note-citation>2</text:note-citation><text:note-body><text:p text:style-name="P64"><text:span text:style-name="T258">Vanaf een </text:span><text:span text:style-name="T276">L</text:span><text:span text:style-name="T258">ive </text:span><text:span text:style-name="T277">USB</text:span><text:span text:style-name="T261">-stick</text:span><text:span text:style-name="T20"> </text:span><text:span text:style-name="T258">kunt u opstarten en </text:span><text:span text:style-name="T16">met </text:span><text:span text:style-name="Strong_20_Emphasis"><text:span text:style-name="T190"><text:user-field-get text:name="Distro">Ubuntu</text:user-field-get></text:span></text:span><text:span text:style-name="Strong_20_Emphasis"><text:span text:style-name="T190"><text:s/></text:span></text:span><text:span text:style-name="T258">werken zonder enige bestanden op de harde schijf te wijzigen en maakt ook installatie van </text:span><text:span text:style-name="Strong_20_Emphasis"><text:span text:style-name="T190"><text:user-field-get text:name="Distro">Ubuntu</text:user-field-get></text:span></text:span><text:span text:style-name="Strong_20_Emphasis"><text:span text:style-name="T190"><text:s/></text:span></text:span><text:span text:style-name="T258">mogelijk.</text:span></text:p></text:note-body></text:note></text:span><text:span text:style-name="T79"> </text:span><text:span text:style-name="T82">USB</text:span><text:span text:style-name="T80">-stick</text:span><text:span text:style-name="T80"><text:note text:id="ftn6" text:note-class="footnote"><text:note-citation>3</text:note-citation><text:note-body><text:p text:style-name="P69"><text:span text:style-name="Strong_20_Emphasis"><text:span text:style-name="T97">Maak een opstartbare USB-stick</text:span></text:span><text:span text:style-name="Strong_20_Emphasis"><text:span text:style-name="T92">:<text:line-break/></text:span></text:span><text:span text:style-name="Strong_20_Emphasis"><text:span text:style-name="T86">Download </text:span></text:span><text:span text:style-name="Strong_20_Emphasis"><text:span text:style-name="T87">een </text:span></text:span><text:span text:style-name="Strong_20_Emphasis"><text:span text:style-name="T94">CD</text:span></text:span><text:span text:style-name="Strong_20_Emphasis"><text:span text:style-name="T95">-beeldbestand</text:span></text:span><text:span text:style-name="Strong_20_Emphasis"><text:span text:style-name="T88"> </text:span></text:span><text:span text:style-name="Strong_20_Emphasis"><text:span text:style-name="T89">(.iso) </text:span></text:span><text:span text:style-name="Strong_20_Emphasis"><text:span text:style-name="T88">vanaf </text:span></text:span><text:a xlink:type="simple" xlink:href="https://ubuntu.com/" text:style-name="Internet_20_link" text:visited-style-name="Visited_20_Internet_20_Link"><text:span text:style-name="Strong_20_Emphasis"><text:span text:style-name="T260">ubuntu.com</text:span></text:span></text:a><text:span text:style-name="Strong_20_Emphasis"><text:span text:style-name="T88">, </text:span></text:span><text:span text:style-name="Strong_20_Emphasis"><text:span text:style-name="T90">klik op </text:span></text:span><text:span text:style-name="Strong_20_Emphasis"><text:span text:style-name="T93">achtereenvolgens op </text:span></text:span><text:span text:style-name="Strong_20_Emphasis"><text:span text:style-name="T100">Download</text:span></text:span><text:span text:style-name="Strong_20_Emphasis"><text:span text:style-name="T93"> &gt; </text:span></text:span><text:span text:style-name="Strong_20_Emphasis"><text:span text:style-name="T100">Get </text:span></text:span><text:span text:style-name="Strong_20_Emphasis"><text:span text:style-name="T101"><text:user-field-get text:name="Distro">Ubuntu</text:user-field-get></text:span></text:span><text:span text:style-name="Strong_20_Emphasis"><text:span text:style-name="T101"><text:s/></text:span></text:span><text:span text:style-name="Strong_20_Emphasis"><text:span text:style-name="T101"><text:user-field-get text:name="Edition">Server</text:user-field-get></text:span></text:span><text:span text:style-name="Strong_20_Emphasis"><text:span text:style-name="T101"><text:s/>&gt; </text:span></text:span><text:span text:style-name="Strong_20_Emphasis"><text:span text:style-name="T102">Download </text:span></text:span><text:span text:style-name="Strong_20_Emphasis"><text:span text:style-name="T101"><text:user-field-get text:name="Distro">Ubuntu</text:user-field-get></text:span></text:span><text:span text:style-name="Strong_20_Emphasis"><text:span text:style-name="T101"><text:s/></text:span></text:span><text:span text:style-name="Strong_20_Emphasis"><text:span text:style-name="T101"><text:user-field-get text:name="Edition">Server</text:user-field-get></text:span></text:span><text:span text:style-name="Strong_20_Emphasis"><text:span text:style-name="T102"><text:s/></text:span></text:span><text:span text:style-name="Strong_20_Emphasis"><text:span text:style-name="T101"><text:user-field-get text:name="Version">22.04</text:user-field-get></text:span></text:span><text:span text:style-name="Strong_20_Emphasis"><text:span text:style-name="T101">... </text:span></text:span><text:span text:style-name="Strong_20_Emphasis"><text:span text:style-name="T102">LTS</text:span></text:span><text:span text:style-name="Strong_20_Emphasis"><text:span text:style-name="T96">.</text:span></text:span><text:span text:style-name="Strong_20_Emphasis"><text:span text:style-name="T91"><text:line-break/>De volgende stappen staan beschreven in </text:span></text:span><text:span text:style-name="Strong_20_Emphasis"><text:span text:style-name="T99">Linux informatie</text:span></text:span><text:span text:style-name="Strong_20_Emphasis"><text:span text:style-name="T91">, te vinden op </text:span></text:span><text:a xlink:type="simple" xlink:href="https://karelzimmer.nl/" text:style-name="Internet_20_link" text:visited-style-name="Visited_20_Internet_20_Link"><text:span text:style-name="Strong_20_Emphasis"><text:span text:style-name="T259">karelzimmer.nl</text:span></text:span></text:a><text:span text:style-name="Strong_20_Emphasis"><text:span text:style-name="T91">, onder </text:span></text:span><text:span text:style-name="Strong_20_Emphasis"><text:span text:style-name="T99">Linux</text:span></text:span><text:span text:style-name="Strong_20_Emphasis"><text:span text:style-name="T91">.</text:span>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0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61">Selecteer</text:span></text:span><text:span text:style-name="Strong_20_Emphasis"><text:span text:style-name="T37"> </text:span></text:span><text:span text:style-name="Strong_20_Emphasis"><text:span text:style-name="T70">Try or Install Ubuntu </text:span></text:span><text:span text:style-name="Strong_20_Emphasis"><text:span text:style-name="T71">Server</text:span></text:span><text:span text:style-name="Strong_20_Emphasis"><text:span text:style-name="T35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4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83"><draw:control text:anchor-type="as-char" draw:z-index="10" draw:name="Vorm 6" draw:style-name="gr1" draw:text-style-name="P81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70">Kies</text:span><text:span text:style-name="T171"> </text:span><text:span text:style-name="T173">Nederlands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40"><draw:control text:anchor-type="as-char" draw:z-index="9" draw:name="Vorm 1" draw:style-name="gr1" draw:text-style-name="P81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10">Bij</text:span><text:span text:style-name="T202"> </text:span><text:span text:style-name="Strong_20_Emphasis"><text:span text:style-name="T208">Profile setup</text:span></text:span><text:span text:style-name="T202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11"><text:span text:style-name="T207">V</text:span><text:span text:style-name="T203">ul </text:span><text:span text:style-name="T204">in </text:span><text:span text:style-name="Strong_20_Emphasis"><text:span text:style-name="T208">Your</text:span></text:span><text:span text:style-name="Strong_20_Emphasis"><text:span text:style-name="T205"> n</text:span></text:span><text:span text:style-name="Strong_20_Emphasis"><text:span text:style-name="T206">a</text:span></text:span><text:span text:style-name="Strong_20_Emphasis"><text:span text:style-name="T208">me</text:span></text:span><text:span text:style-name="Strong_20_Emphasis"><text:span text:style-name="T195"> </text:span></text:span><text:span text:style-name="Definition"><text:span text:style-name="T4">gebruiker</text:span></text:span><text:span text:style-name="Strong_20_Emphasis"><text:span text:style-name="T196">, <text:line-break/></text:span></text:span><text:span text:style-name="Strong_20_Emphasis"><text:span text:style-name="T208">Your server</text:span></text:span><text:span text:style-name="Strong_20_Emphasis"><text:span text:style-name="T211">'</text:span></text:span><text:span text:style-name="Strong_20_Emphasis"><text:span text:style-name="T212">s name</text:span></text:span><text:span text:style-name="Definition"><text:span text:style-name="T13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95">,<text:line-break/></text:span></text:span><text:span text:style-name="Strong_20_Emphasis"><text:span text:style-name="T209">Pick a username</text:span></text:span><text:span text:style-name="Strong_20_Emphasis"><text:span text:style-name="T195"> </text:span></text:span><text:span text:style-name="Definition"><text:span text:style-name="T4">gebruikersnaam</text:span></text:span><text:span text:style-name="Strong_20_Emphasis"><text:span text:style-name="T195">, </text:span></text:span><text:span text:style-name="Strong_20_Emphasis"><text:span text:style-name="T198">en</text:span></text:span><text:span text:style-name="Strong_20_Emphasis"><text:span text:style-name="T195"><text:line-break/></text:span></text:span><text:span text:style-name="Strong_20_Emphasis"><text:span text:style-name="T197">g</text:span></text:span><text:span text:style-name="Strong_20_Emphasis"><text:span text:style-name="T194">eef tweemaal een </text:span></text:span><text:span text:style-name="Strong_20_Emphasis"><text:span text:style-name="T201">wachtwoord</text:span></text:span><text:span text:style-name="Strong_20_Emphasis"><text:span text:style-name="T194">.</text:span></text:span></text:p>
          </table:table-cell>
        </table:table-row>
      </table:table>
      <text:p text:style-name="P36"><text:span text:style-name="Strong_20_Emphasis"><text:span text:style-name="T68"/></text:span></text:p>
      <text:list xml:id="list90508748669167" text:continue-numbering="true" text:style-name="L1">
        <text:list-item>
          <text:p text:style-name="P77"><text:span text:style-name="Strong_20_Emphasis"><text:span text:style-name="T72">Installatie </text:span></text:span><text:span text:style-name="Strong_20_Emphasis"><text:span text:style-name="T73">afronden</text:span></text:span></text:p>
        </text:list-item>
      </text:list>
      <text:p text:style-name="P37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7"><draw:control text:anchor-type="as-char" draw:z-index="3" draw:name="Vorm24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36">Aanmelden als </text:span></text:span><text:span text:style-name="Definition"><text:span text:style-name="T9">gebruik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><text:span text:style-name="Strong_20_Emphasis"><text:span text:style-name="T69"/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1"><text:span text:style-name="Strong_20_Emphasis"><text:span text:style-name="T66"><draw:control text:anchor-type="as-char" draw:z-index="20" draw:name="Vorm4_ 1" draw:style-name="gr1" draw:text-style-name="P81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2">Voeg eventuele extra </text:span></text:span><text:span text:style-name="Strong_20_Emphasis"><text:span text:style-name="T34">gebruiker</text:span></text:span><text:span text:style-name="Strong_20_Emphasis"><text:span text:style-name="T32">s toe 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3">sudo useradd --create-home -- comm<text:span text:style-name="T282">e</text:span>n<text:span text:style-name="T282">t</text:span> <text:span text:style-name="T135">'</text:span><text:span text:style-name="T136">gebruiker</text:span><text:span text:style-name="T135">' [--groups adm,sudo] </text:span><text:span text:style-name="T136">gebruiker</text:span><text:span text:style-name="T137">snaam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2">sudo passwd <text:span text:style-name="T280">gebruiker</text:span><text:span text:style-name="T281">snaam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67"><draw:control text:anchor-type="as-char" draw:z-index="5" draw:name="Vorm4_1" draw:style-name="gr1" draw:text-style-name="P81" svg:width="0.35cm" svg:height="0.35cm" draw:control="control6"/></text:span></text:span></text:p>
          </table:table-cell>
          <table:table-cell table:style-name="_33_._5f_Installatie_5f_afronden.C7" office:value-type="string">
            <text:p text:style-name="P74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7">pakket kz</text:span></text:span><text:span text:style-name="Strong_20_Emphasis"><text:span text:style-name="T57"><text:note text:id="ftn7" text:note-class="footnote"><text:note-citation>1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0"/></text:span></text:p>
          </table:table-cell>
          <table:table-cell table:style-name="_33_._5f_Installatie_5f_afronden.C8" office:value-type="string">
            <text:p text:style-name="P67"><text:span text:style-name="User_20_Entry"><text:span text:style-name="T124">wget karelzimmer.nl/</text:span></text:span><text:span text:style-name="User_20_Entry"><text:span text:style-name="T125">kz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8" office:value-type="string">
            <text:p text:style-name="P68"><text:span text:style-name="User_20_Entry"><text:span text:style-name="T126">bash 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0" office:value-type="string">
            <text:p text:style-name="P45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7"><draw:control text:anchor-type="as-char" draw:z-index="4" draw:name="Vorm37" draw:style-name="gr1" draw:text-style-name="P81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1"><text:span text:style-name="Strong_20_Emphasis"><text:span text:style-name="T49">Rond de</text:span></text:span><text:span text:style-name="Strong_20_Emphasis"><text:span text:style-name="T50"> installatie </text:span></text:span><text:span text:style-name="Strong_20_Emphasis"><text:span text:style-name="T49">af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2" office:value-type="string">
            <text:p text:style-name="P63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0"/></text:span></text:p>
          </table:table-cell>
          <table:table-cell table:style-name="_33_._5f_Installatie_5f_afronden.C14" office:value-type="string">
            <text:p text:style-name="P65"><text:span text:style-name="Strong_20_Emphasis"><text:span text:style-name="T61">Selecteer</text:span></text:span><text:span text:style-name="Strong_20_Emphasis"><text:span text:style-name="T47"> </text:span></text:span><text:span text:style-name="Strong_20_Emphasis"><text:span text:style-name="T75">3 <text:s/>Installatie afronde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5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37"><text:span text:style-name="Strong_20_Emphasis"><text:span text:style-name="T36"><text:tab/></text:span></text:span></text:p>
      <text:p text:style-name="P38"><text:span text:style-name="Strong_20_Emphasis"><text:span text:style-name="T48"/></text:span></text:p>
      <text:p text:style-name="P39"><text:span text:style-name="Strong_20_Emphasis"><text:span text:style-name="T44"/></text:span></text:p>
      <text:list xml:id="list90507550471408" text:continue-numbering="true" text:style-name="L1">
        <text:list-item>
          <text:p text:style-name="P80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67"><draw:control text:anchor-type="as-char" draw:z-index="6" draw:name="Vorm40_0" draw:style-name="gr1" draw:text-style-name="P81" svg:width="0.35cm" svg:height="0.35cm" draw:control="control7"/></text:span></text:span></text:p>
          </table:table-cell>
          <table:table-cell table:style-name="Tabel2.A1" office:value-type="string">
            <text:p text:style-name="P58"><text:span text:style-name="Strong_20_Emphasis"><text:span text:style-name="T67"><draw:control text:anchor-type="as-char" draw:z-index="13" draw:name="Vorm40_ 1" draw:style-name="gr1" draw:text-style-name="P81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6">Aanmelden als </text:span></text:span><text:span text:style-name="Definition"><text:span text:style-name="T9">gebruiker</text:span></text:span><text:span text:style-name="Strong_20_Emphasis"><text:span text:style-name="T51"><text:note text:id="ftn8" text:note-class="footnote"><text:note-citation>1</text:note-citation><text:note-body><text:p text:style-name="P48"><text:span text:style-name="User_20_Entry"><text:span text:style-name="T121">E</text:span></text:span><text:span text:style-name="User_20_Entry"><text:span text:style-name="T123">ventuele extra </text:span></text:span><text:span text:style-name="Definition"><text:span text:style-name="T274">gebruiker</text:span></text:span><text:span text:style-name="User_20_Entry"><text:span text:style-name="T122">s</text:span></text:span><text:span text:style-name="User_20_Entry"><text:span text:style-name="T123"> aanmelden en dezelfde stappen uitvoeren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67"><draw:control text:anchor-type="as-char" draw:z-index="8" draw:name="Vorm40_2" draw:style-name="gr1" draw:text-style-name="P81" svg:width="0.35cm" svg:height="0.35cm" draw:control="control9"/></text:span></text:span></text:p>
          </table:table-cell>
          <table:table-cell table:style-name="Tabel2.A1" office:value-type="string">
            <text:p text:style-name="P59"><text:span text:style-name="Strong_20_Emphasis"><text:span text:style-name="T67"><draw:control text:anchor-type="as-char" draw:z-index="14" draw:name="Vorm40_ 2" draw:style-name="gr1" draw:text-style-name="P81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52">R</text:span></text:span><text:span text:style-name="Strong_20_Emphasis"><text:span text:style-name="T53">icht </text:span></text:span><text:span text:style-name="Strong_20_Emphasis"><text:span text:style-name="T54">de </text:span></text:span><text:span text:style-name="Strong_20_Emphasis"><text:span text:style-name="T59">gebruiker</text:span></text:span><text:span text:style-name="Strong_20_Emphasis"><text:span text:style-name="T53"> </text:span></text:span><text:span text:style-name="Strong_20_Emphasis"><text:span text:style-name="T55">in: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4" office:value-type="string">
            <text:p text:style-name="P63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5"><text:span text:style-name="Strong_20_Emphasis"><text:span text:style-name="T61">Selecteer</text:span></text:span><text:span text:style-name="Strong_20_Emphasis"><text:span text:style-name="T47"> </text:span></text:span><text:span text:style-name="Strong_20_Emphasis"><text:span text:style-name="T76">4 <text:s/>Gebruiker inricht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13"><text:span text:style-name="Strong_20_Emphasis"><text:span text:style-name="T56"/></text:span></text:p>
      <text:p text:style-name="P33"/>
      <text:p text:style-name="P24"><text:span text:style-name="T128">E</text:span><text:span text:style-name="T129">inde c</text:span><text:span text:style-name="T130">hecklist, </text:span><text:span text:style-name="T131">d</text:span><text:span text:style-name="T130">e installatie van </text:span><text:span text:style-name="Strong_20_Emphasis"><text:span text:style-name="T147"><text:user-field-get text:name="Distro">Ubuntu</text:user-field-get></text:span></text:span><text:span text:style-name="T132"><text:s/></text:span><text:span text:style-name="T133"><text:user-field-get text:name="Version">22.04</text:user-field-get></text:span><text:span text:style-name="T133"><text:s/></text:span><text:span text:style-name="T134">LTS</text:span><text:span text:style-name="Strong_20_Emphasis"><text:span text:style-name="T148"> </text:span></text:span><text:span text:style-name="Strong_20_Emphasis"><text:span text:style-name="T77"><text:user-field-get text:name="Edition">Server</text:user-field-get></text:span></text:span><text:span text:style-name="Strong_20_Emphasis"><text:span text:style-name="T77"><text:s/></text:span></text:span><text:span text:style-name="T130">is voltooid.</text:span></text:p>
      <text:p text:style-name="P8"/>
      <text:p text:style-name="P3"><text:span text:style-name="Emphasis"><text:span text:style-name="T216">Geschreven </text:span></text:span><text:span text:style-name="Emphasis"><text:span text:style-name="T214">d</text:span></text:span><text:span text:style-name="Emphasis"><text:span text:style-name="T216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7">Karel Zimmer</text:span></text:span></text:a><text:span text:style-name="Emphasis"><text:span text:style-name="T216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18">CC0 1.0 Universeel</text:span></text:span></text:a><text:span text:style-name="Emphasis"><text:span text:style-name="T216">,</text:span></text:span><text:span text:style-name="Emphasis"><text:span text:style-name="T213"> </text:span></text:span><text:span text:style-name="Strong_20_Emphasis"><text:span text:style-name="T44"><text:user-field-get style:data-style-name="N0" text:name="Releaseyear">2022</text:user-field-get></text:span></text:span><text:span text:style-name="Emphasis"><text:span text:style-name="T215">-</text:span></text:span><text:span text:style-name="Emphasis"><text:span text:style-name="T215"><text:date style:data-style-name="N10107" text:date-value="2024-02-22T09:05:07.103270385">2024</text:date></text:span></text:span><text:span text:style-name="Emphasis"><text:span text:style-name="T21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2-22T09:05:06.897299364">22-02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22T09:05:06.736154750</dc:date>
    <meta:keyword>Installatie</meta:keyword>
    <meta:keyword>Checklist</meta:keyword>
    <meta:keyword>Linux</meta:keyword>
    <meta:editing-cycles>6810</meta:editing-cycles>
    <meta:editing-duration>P12DT1H59M39S</meta:editing-duration>
    <dc:creator>Karel Zimmer</dc:creator>
    <meta:document-statistic meta:table-count="4" meta:image-count="0" meta:object-count="0" meta:page-count="4" meta:paragraph-count="74" meta:word-count="447" meta:character-count="3116" meta:non-whitespace-character-count="2693"/>
    <meta:user-defined meta:name="Info 1"/>
    <meta:user-defined meta:name="Info 2"/>
    <meta:user-defined meta:name="Info 3"/>
    <meta:user-defined meta:name="Info 4"/>
  </office:meta>
</office:document-meta>
</file>